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LinkTool.setForward( String forw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tsLinkTool.setAction( String a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rutsLinkTool.get( String get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utsLinkTool.configure( ValueParser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